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ParameterMatchingTests.testGenericInterfaceSubtyp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enericImpl.saveAll( Collection &lt; T &gt; bea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ParameterMatchingTests.testGenericInterfac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unterAspect.incrementGenericInterfaceGeneric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GenericInterfac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unterAspect.incrementGenericInterfac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incrementGenericInterfaceSubtyp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genericInterfaceGeneric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unterAspect.genericInterfaceSubtypeGenericCollection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GenericImpl.save( T 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enericParameterMatching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Aspect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ParameterMatching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GenericParameterMatchingTests.testGenericInterfaceGenericArgExec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